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4.454cm"/>
    </style:style>
    <style:style style:name="co4" style:family="table-column">
      <style:table-column-properties fo:break-before="auto" style:column-width="15.351cm"/>
    </style:style>
    <style:style style:name="co5" style:family="table-column">
      <style:table-column-properties fo:break-before="auto" style:column-width="4.045cm"/>
    </style:style>
    <style:style style:name="co6" style:family="table-column">
      <style:table-column-properties fo:break-before="auto" style:column-width="9.4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nf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calcolo e alg lin</text:p>
          </table:table-cell>
          <table:table-cell office:value-type="string" calcext:value-type="string">
            <text:p>1: Numeri natur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alcolo combinator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Dai numeri naturali ai numeri inte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Dai numeri interi ai numeri razion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a rappresentazione decim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l campo dei numeri re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isuguaglianz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Funzioni e successioni re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imite di successioni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imite di successioni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imite di fun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stensione della nozione di limi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Teoremi sui limiti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eoremi sui limiti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Teoremi sui limiti (Terz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Proprietà delle funzioni continue su un intervall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roduzione al concetto di spazio vettor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pazi vettoriali, dipendenza ed indipendenza linea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neratori, basi e dimensione di uno spazio vettor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Matrici (I parte): rango e ri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Matrici (II parte): le opera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Matrici (III parte): l'inversa e la traspos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l concetto di applicazione linea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pplicazioni lineari e matr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Sistemi lineari (I parte): risoluzione dei sistemi ridot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stemi lineari (II parte) - Teorema di Rouché - Capelli e incognite libe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stemi lineari (III parte): esempi ed applica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l determinante di una matrice quadra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La regola di Cram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I numeri complessi (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I numeri complessi (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Autovalori ed autovettori di un endomorfism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La diagonalizzazione delle matrici quadr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Il concetto di deriva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Teoremi sulle deriva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Derivazione delle funzioni compost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ssimi e minim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teorema del valor med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I teoremi di L'Hospita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cavità e convess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Grafici di funzioni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Grafici di funzioni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Definizione di 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l teorema fondamentale del calcolo 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Proprietà dell'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ntegrazione per parti e per sostit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Estensione della nozione di integr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Applicazioni del calcolo integrale ( 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Applicazioni del calcolo integrale ( Seconda parte)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ing tecnico</text:p>
          </table:table-cell>
          <table:table-cell office:value-type="string" calcext:value-type="string">
            <text:p>1: Introduzione alla lingua e regole fondament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a struttura delle quattro forme della frase in ingles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e due forme del tempo: semplice e progressiv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assato, passato prossimo e trapassa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Il futur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Condizionale,imperativo, infinito, gerundio, partici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nomi e aggettivi interrogativi e relativ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 modali: la capacità, la probabilità,la possibi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 modali: il dovere, la necessità, l'obbligo, la de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e proposizioni subordin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ostruzioni spec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scorso indiret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Pronomi e aggettivi indefin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Periodo ipotet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Revisione general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 Fisica nuova v</text:p>
          </table:table-cell>
          <table:table-cell office:value-type="string" calcext:value-type="string">
            <text:p>1: Intro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Elementi di calcolo vettoriale e differenz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Misura di grandezze fisic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tatistica e cinemat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Meccan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avoro ed energi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nergia potenziale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otenziale e camp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Forze apparenti e moto circolare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Momento angolare e seconda equazione cardinale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a legge di gravitazione universale -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a legge di gravitazione universale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orpi rigidi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orpi rigidi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rpi rigidi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drostat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Dinamica dei fluidi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Oscillatore armonic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Onde e oscillazioni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Termodinamica -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Termodinamica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Termodinamica -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ermodinamica - Parte IV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Termodinamica - Parte V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Elettrostatica -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Elettrostatica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lettrostatica -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Elettrostatica - Parte I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lettrostatica - Parte 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orrente elettr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lettrici e loro misur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Magnetostatic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gnetostatica -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gnetostatica - Parte I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gnetostatica - Parte IV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mpi magnetici lentamente variabili nel tempo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Circuiti in corrente alternat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Circuiti in corrente alternata - Parte II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Campi magnetici ed elettrici variabili nel temp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Le equazioni di Maxwell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Luce ed onde elettromagnetic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Luce visibile ed infraross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Radiazione elettromagnetica ad alta frequenz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nterazione, Radiazione, Materi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Ottic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Ottica geometrica Part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Ottica geometrica Part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Strumenti ott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Interferenza <text:s/>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Diffrazion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Informatica</text:p>
          </table:table-cell>
          <table:table-cell office:value-type="string" calcext:value-type="string">
            <text:p>1: Concetti di base e introduttiv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rchitettura degli elaborator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Architettura degli elaborator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dici numeric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Codici numeric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Codifica testi e immagin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Codifica immagini II e multimedia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L'algebra di Boole. Gli operatori logici. Le unità elementari di memoria (registri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’unità di elabora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a struttura del calcolatore e il softwar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rasmissione d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ne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a sicurezza di internet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 progressi delle tecnologie dell’informa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applicazioni del terzo millenn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Una nuova rivoluzione industria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inguaggio C - Caratteristic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roblem solving e diagrammi di fluss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Diagrammi di flusso - Esemp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struzioni elementa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struzioni condizionali I (if-then-els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struzioni condizionali II (if-then-else e switch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Cicli (whil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Cicli (do-whil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Cicli annid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Istruzione fo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sercizi sull'istruzione fo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Vetto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sercizi sui vettor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Esercizi sui vettor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Funzioni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Funzioni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Puntato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r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Esercizi sulle matric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ratte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tring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Esercizi sulle stringh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Fil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Esercizi sui file 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Esercizi sui file I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ipi aggreg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Esercizi riassuntivi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met mat per ing</text:p>
          </table:table-cell>
          <table:table-cell office:value-type="string" calcext:value-type="string">
            <text:p>1: Seri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riteri di convergenz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Polinomi di Taylor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olinomi di Taylor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Serie di Taylor (Prim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erie di Taylor (Seconda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Approssimazione delle funzioni elementa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Struttura di R^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Continuità e differenziabilità di funzioni di più variabi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onseguenze fondamentali della continuità e della differenziazione delle funzioni di più variabi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alcolo differenziale per funzioni di più variabili (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Calcolo differenziale per funzioni di più variabili (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alcolo differenziale per funzioni di più variabili (I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alcolo differenziale per funzioni di più variabili (IV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alcolo differenziale per funzioni di più variabili (V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Equazioni differenziali ordinari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Equazioni differenziali ordinarie. Altri tipi integrabili per quadratur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istemi di equazioni ed equazioni differenziali linear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Sistemi di equazioni ed equazioni differenziali lineari a coefficienti costanti (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Sistemi di equazioni ed equazioni differenziali lineari a coefficienti costanti (II parte)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ntegrale (di Riemann) per funzioni di due o tre variabili su rettango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Formule di riduzione per integrali doppi e trip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Cambiamento di variabili per integrali doppi e trip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Numeri complessi: genera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otenze e radici di numeri comples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Funzioni elementari dei numeri comples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Funzioni a valori complessi . Funzioni di variabile reale a valori reali o compless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nalisi Armonic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Polinomi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Polinomio di Fourier di un segnale x(t). Disuguaglianza di Bessel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Serie di Fourier: genera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Convergenza puntuale e convergenza uniforme delle serie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Funzioni di variabile complessa. Integrali di linea in camp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Funzioni analitiche. Definizione di derivata e di olomorfia. Analitic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Formule integrali di Cauchy. Esistenza delle derivate di ogni ordine per le funzioni olomorf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Serie di Laurent. Prova della formula di Euler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viluppo di Laurent: zeri e poli primo ordi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Sviluppo di Laurent: poli di ordine qualunque e singolarità essenzi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Singolarità non uniformi e singolarità non isolate. Il punto all'infini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Teorema dei residu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Integrali impropri con il metodo dei residui. Lemma di Jordan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Lemma di Jordan per il calcolo di integrali lungo cammini paralleli all'asse immaginari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Decomposizione in fratti semplici con il metodo dei residu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Decomposizione in fratti multipli con il metodo dei residu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Decomposizione in fratti semplici. Poli complessi coniugat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Trasformata di Fourier. Definizione per funzioni e per distribuzioni. Antitrasformata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Proprietà della trasformata di Fourier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Ulteriori proprietà della trasformata di Fourier. Proprietà di simmetria, convoluzione, prodot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Trasformata di Laplace. Definizione di trasformata di Laplace bilatera per funzioni e distribuzion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Proprietà della trasformata di Laplace. Hermitianeità e convol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1: Esercizi di trasformate di Laplac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2: Antitrasformata di Laplace 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 chimica</text:p>
          </table:table-cell>
          <table:table-cell office:value-type="string" calcext:value-type="string">
            <text:p>1: Progettare il mondo molecolare: un'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truttura atomica e ordine tra gli elem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truttura atomica: dalle orbite agli orbi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struire con gli atomi: strutture 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Dalle strutture molecolari al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alle osservazioni macroscopiche alle osservazioni microscop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no sguardo al mondo molec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terazione fra molecole e radiazione elettromagne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Quando gli atomi incontrano la geometria: ordine e dis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Vedere con i Raggi 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fetti e proprietà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e reazioni chi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e reazioni chimiche: il possibile e il re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reazioni chimiche: abbattere le bar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Le reazioni chimiche: la polimer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e reazioni chimiche: verso l'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versione energia chimica - energia elet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durre l'elettric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Dai legami alle ban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La chimica per il patrimonio cul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razione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nterazione di lungo periodo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Modifiche superficiali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Acque per uso industri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Acque per uso industri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Acque per uso industri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cque per uso industriale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Acque per uso industriale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Diagrammi di fase bin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ase bin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Diagrammi di fase binar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teriali ceram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eriali ceram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teriali ceramic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Materiali refratt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teriali refratt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Ve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eganti idraul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emento Portland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Cemento Portland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Materiali polimer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Materiali polimer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Materiali polimerici (III parte) - Materiali composit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 alg e pro av</text:p>
          </table:table-cell>
          <table:table-cell office:value-type="string" calcext:value-type="string">
            <text:p>1: C avanz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llocazione dinamica della mem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Ricorsione e programmi ricors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rogrammazione modu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iste linear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iste linear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Tipo di dato astratti I - pile e co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Tipo di dato astratti II - code a priorità e alb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Algoritmi - introduzione e defin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Analisi di compl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Analisi di programmi ricorsivi: ricorren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Algoritmi di ordinamento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Algoritmi di ordinamento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lgoritmi di ordinamento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Insiemi dinamici e dizion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Alberi binari di ricer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abelle H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aradigmi algoritmici: Programmazione dina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aradigmi algoritmici II: Il paradigma Gree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Paradigmi algoritmici III: Backtra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 Grafi - Prim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 Grafi - Second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Visite di graf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lberi di copertura min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ercorsi minimi in un gra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Teoria della compl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NP completezza e algoritmi approssimati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sist op</text:p>
          </table:table-cell>
          <table:table-cell office:value-type="string" calcext:value-type="string">
            <text:p>1: Concetti introduttivi -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oncetti introduttivi -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Concetti introduttivi -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ncetti introduttivi - (quar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roprietà dei processi -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Proprietà dei processi -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prietà dei processi -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roprietà dei processi - (quar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Proprietà dei processi - (quin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Proprietà dei processi - (ses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Processi nel S.O. Uni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azioni fra processi in Unix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nterazioni fra processi in Unix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hreads nel S.O. 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Sincronizzazione in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Gestione della memoria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Gestione della memoria. Parametri caratterizza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Gestione della memoria. Tecnica delle part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stione della memoria. Segment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Gestione della memoria. Paginazione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Gestione della memoria. Paginazione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Gestione della memoria. Conclu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Gestione della memoria. Casi di stu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Gestione dei dispositivi d'Ingresso/Uscita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Gestione dei dispositivi d'Ingresso/Uscita. Device dr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Gestione dei dispositivi d'Ingresso/Uscita. Conclu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File system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File system. Organ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File system. Unix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File system. Unix (seconda parte)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database</text:p>
          </table:table-cell>
          <table:table-cell office:value-type="string" calcext:value-type="string">
            <text:p>1: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istemi di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Modelli e linguaggi per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Il Modello relaz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Vincoli di integrità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Vincoli di integrità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Algebra relazion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Algebra relazion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Algebra relazion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SQL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SQL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SQL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SQL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SQL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Progettazione di basi di dati. Metodologie e model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l Modello Entità-Relazione. I costruttori di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l Modello Entità-Relazione. Gli altri costrut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rogettazione concettu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rogettazione concettu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La progettazione logica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La progettazione logica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La progettazione logica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La normalizzazion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La normalizzazion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La progettazione di Basi di Dati. Un esempio completo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economia g az</text:p>
          </table:table-cell>
          <table:table-cell office:value-type="string" calcext:value-type="string">
            <text:p>1: Sistema economico: i principali indicatori macroeconom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istema economico: inflazione, crescita, disoccupazione e ciclo econo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istema economico integrazione tra le variabili macroecono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istema economico: circuito economico e gli operatori famiglie e impr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Sistema economico: circuito economico e l'operatore pubblica amministr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istema economico: circuito economico e l'operatore nel resto del mon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Sistema economico: circuito economico e struttura finanzi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mercato:domanda, offerta, 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l mercato: caratteristiche dell'equilibrio e meccanismi di converg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Il mercato: Fallimenti (aspettative, informazione incompleta e potere di mercato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'Impresa: tecnologia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'Impresa tecnologia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'impresa: c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'impresa: ricav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'impresa: ricav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Contabilita' generale e bilancio. Il metodo della partita dop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Contabilita' generale e bilancio. Struttura del piano dei conti - 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tabilita' generale e bilancio. Struttura del piano dei conti - I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tabilita' generale e bilancio. Principi e schemi del bilan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Analisi del bilancio. Voci dell'attivo patrimon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nalisi del bilancio. Voci del passivo patrimoniale e del conto econo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Analisi del bilancio. Struttura del capit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nalisi del bilancio. Struttura del conto economico e produttivita'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nalisi del bilancio. Produttivita' e redditivita'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Contabilita' industriale. Classificazione dei c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Contabilita' industriale. Valutazione rimanenze e riparto dei costi indiretti per centri di co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Contabilita' industriale. Riparto dei costi indiretti per attivita' e per margi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Programmazione e controllo. Break-even analy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Programmazione e controllo. Budgeting e controllo di gest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Programmazione a lungo termine. Capital budgeting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otecnica</text:p>
          </table:table-cell>
          <table:table-cell office:value-type="string" calcext:value-type="string">
            <text:p>1: Introduzione al corso; La ten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a corrente, la legge di Ohm ed il bipolo resi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a legge di Joule; il Multimetro virtu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erie e parallelo; bipolo equival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I generatori; classificazione dei bi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leggi di Kirchhoff: il grafo della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quazioni delle incognite tensioni e corr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Metodi dei potenziali ai nodi e delle correnti alle magl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Teorema di Tellegen ed altri teore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aratterizzazione esterna delle r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Metodi sistematici per la risoluzione delle r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quazioni risolventi in termini matric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 bipoli nella real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N-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nalisi e sintesi del N-po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ntroduzione degli n-bipoli o n-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Altre rappresentazioni dei doppi bi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Generatori pilotati e amplificatori oper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Bipoli in regime dina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Circuiti del prim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Circuiti del second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Le oscillazioni nei circuiti del second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 bipoli attivi in regime dina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Introduzione al metodo simbol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Vettori Rota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Diagrammi fasoriali; il circuito RLC al variare dei paramet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Il Circuito RLC come fil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Strumenti di misura in C.A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l rifasamento; l'accoppiamento mut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ircuiti equivalenti dell'accoppiamento mut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quivalenti dei componenti; il trasforma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istemi trifasi simmetrici ed equilibr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Sistemi trifasi squilibrati; misura della potenza nei sistemi trifa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Dinamica dei circuiti di ordine superi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Introduzione a S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Ancora su S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I segnali impuls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bilanciamento degli impul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a trasformata di Lapl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Ancora sulla trasformata di Laplac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 ing software oop</text:p>
          </table:table-cell>
          <table:table-cell office:value-type="string" calcext:value-type="string">
            <text:p>1: Introduzione al cor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Gli strumenti di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Programmazione ad oggetti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Oggetti, classi e messagg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Ereditarietà e suo u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ntroduzione a U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Un piccolo progetto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sare gli ogget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Oggetti in profond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Oggetti in profondità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Ereditarie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cce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lassi Java fondamen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nput/Outp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llezion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Gestione del t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erfacce grafiche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tenitori e contenu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Rispondere agli ev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Gestire la disposi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ppl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grazione con le basi di dati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SQL e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ccedere alle tabe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Il ruolo del dri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Le trans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Il processo di sviluppo del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Versioni e configur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Strumenti per controllo ver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Analisi e specifica dei requis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lusso de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pecifiche a stati fin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I design patte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Alcuni pattern elemen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Pattern cre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Pattern struttural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Pattern struttural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Pattern comportamental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Pattern comportamental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trollo qu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Processo di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est funz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Test combina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Test basato su model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Test strut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spezion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alc elettr 1</text:p>
          </table:table-cell>
          <table:table-cell office:value-type="string" calcext:value-type="string">
            <text:p>1: I calcolatori elettronici: un poco di st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Modelli e tecniche di descri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Il livello RTL: Strut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Il livello RTL: Comport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ercorsi di dati e unita' di control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Unità di controllo microprogramm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Moltiplicatore binario e architettura di base della CP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Architettura RTL di una semplice CP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troduzione al linguaggio macch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Modi di indirizz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ecnologia delle memor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Gerarchie di memoria e principio di loc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Memoria Ca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rchitettura X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rchitettura X86: accesso alla mem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Architettura X86: repertorio istru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Assembler X86: sint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Assembler X86: program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Sottosistema di ingresso/uscita: interfac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Sottosistema di ingresso/uscita: interru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Sottosistema di ingresso/uscita: interruzioni multip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BUS di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Processi RISC e superscalari : motiv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Processi RISC e superscalari : le pipel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rocessi RISC e superscalari : architetture supersca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Processi RISC e superscalari : esecuzioni fuori ordin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 com elettr</text:p>
          </table:table-cell>
          <table:table-cell office:value-type="string" calcext:value-type="string">
            <text:p>1: Presentazione del cor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orgenti di informazione di tipo nume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orgenti di informazione di tipo analogico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orgenti di informazione di tipo analogico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Trasmissione di segnali analogici per via numerica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Trasmissione di segnali analogici per via numerica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Trasmissione di segnali analogici per via numerica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rumore degli apparat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l rumore degli apparat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Il rumore degli apparat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rasmissione di segnali analogici - cenn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Trasmissione di segnali analogici - cenn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Applicazioni delle modulazioni analogich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pplicazioni delle modulazioni analogich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Trasmissione di simboli isolat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Trasmissione di simboli isolat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rasmissione di simboli isolat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Trasmissione di sequenze di simboli in banda bas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Trasmissione di sequenze di simboli in banda bas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Trasmissione di sequenze di simboli con modulazion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Trasmissione di sequenze di simboli con modulazion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Codifica di canale - cen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rasmissioni numeriche esempi di applicazion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Trasmissioni numeriche esempi di applicazion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Trasmissioni numeriche esempi di applicazion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Trasmissioni numeriche esempi di applicazioni (IV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onica</text:p>
          </table:table-cell>
          <table:table-cell office:value-type="string" calcext:value-type="string">
            <text:p>????????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 reti di calc</text:p>
          </table:table-cell>
          <table:table-cell office:value-type="string" calcext:value-type="string">
            <text:p>1: Introduzione alle reti di calcol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rchitettura protocollare ISO/O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ivello fis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ntrollo dell’err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Ethernet e le reti IEEE 802.3. Medium access contr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Reti Ethernet e IEEE 802.3. - Logical Link Control Layer, Physical Layer, Dimensionamento della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Interconnessione di LAN tramite bridge trasparenti. Espandere la rete oltre il dominio di colli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protocollo Spanning tr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’evoluzione di Ethernet/IEEE 802.3. Fast eth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Evoluzione di Ethernet/IEEE 802.3. Gigabit spee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Reti Wireless - IEEE 802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net e Internet Protocol Versione 4 (IPV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ndirizzi 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Routing dei pacchetti 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RP e IC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Transport layer (il livello trasporto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CP (Transport Control Protocol). Maggiori dettag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Domain Name System (DN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rotocolli di livello applicativo e posta elettro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World Wide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ssegnazione degli indirizzi e indirizzi priv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Configurazione delle st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lgoritmi di rou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rchitettura e protocolli di routing in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rotocolli di routing e servizi di consegna “speciali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curezza delle inform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curezza di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P versione 6 (Ipv6) - Prim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P versione 6 (IPv6) - Second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Mobilità nelle reti IP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ntrol sys</text:p>
          </table:table-cell>
          <table:table-cell office:value-type="string" calcext:value-type="string">
            <text:p>Representation of Linear Time Invariant (LTI)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variable description of linear dynamic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te-transition matrix and equ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racteristic equation and eigenvalu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ysis in the time domain for discrete time and continuous time systems: free modes, eccitability and observabilit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 modes in the unforced evol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e modes in the forced evolu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alysis in the complex domain for discrete time and continuous time systems: computation of the mathematical mod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ation of the forced resp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steady state response: existence conditions for periodic inputs and polynomial inputs. Computation of the state response for periodic/polynomial inpu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lization theory: minimal realiz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onical realiza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lbert metho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al properties of linear time invariant systems : definitions of reachability and observability. Reachability and observability decomposi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lman decomposi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igenvalues assignment and state reconstr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omposition of transfer functions. Impulse response and transfer functions of linear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thematical modeling of physica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ctric networks, mechanical systems, thermal systems, hydraulic systems. DC motors and operational amplifiers in contro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-domain plo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lar plo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de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yquist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gnitude-versus-phase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 and phase crossover poin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-phase and nonminimum-phase function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bility of linear contro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unded-input bounded-output stability and zero-input stability of continuous-data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thods of determining stability of linear continuous-data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requency-domain analysis of control syste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onant peak, frequency peak and bandwidth of the prototype 2n order syste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yquist stability criter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lative stability: gain margin and phase marg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bility analysis with the Bode plot and with the gain-phase plo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 Nichols cha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ttenuation and rejection of sinusoidal disturbanc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nsitivity studies in the frequency domain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t disc</text:p>
          </table:table-cell>
          <table:table-cell office:value-type="string" calcext:value-type="string">
            <text:p>- Induction principl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Binomial coefficients and Newton formula.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Recursive problems. Examples: Hanoi tower, Josephus problem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Recurrence relations. Generating functions. Examples: Fibonacci and Bernoulli sequence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- Elementary number theory.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et num</text:p>
          </table:table-cell>
          <table:table-cell office:value-type="string" calcext:value-type="string">
            <text:p>???????????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rocini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gles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v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tra</text:p>
          </table:table-cell>
          <table:table-cell/>
        </table:table-row>
        <table:table-row table:style-name="ro1" table:number-rows-repeated="10479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g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calc e alg lin</text:p>
          </table:table-cell>
          <table:table-cell office:value-type="string" calcext:value-type="string">
            <text:p>1: Numeri natur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alcolo combina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Dai numeri naturali ai numeri int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Dai numeri interi ai numeri r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a rappresentazione deci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l campo dei numeri re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isuguaglian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Funzioni e successioni re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imite di succession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imite di succession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imite di fun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stensione della nozione di limi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Teoremi sui limit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eoremi sui limit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Teoremi sui limiti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Proprietà delle funzioni continue su un interval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roduzione al concetto di spazio vettor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pazi vettoriali, dipendenza ed indipendenza line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neratori, basi e dimensione di uno spazio vettor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Matrici (I parte): rango e ri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Matrici (II parte): le oper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Matrici (III parte): l'inversa e la traspos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l concetto di applicazione line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pplicazioni lineari e matr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Sistemi lineari (I parte): risoluzione dei sistemi ridot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stemi lineari (II parte) - Teorema di Rouché - Capelli e incognite lib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stemi lineari (III parte): esempi ed applic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l determinante di una matrice quadr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La regola di Cram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I numeri compless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I numeri compless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Autovalori ed autovettori di un endomorfism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La diagonalizzazione delle matrici quadr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Il concetto di deriv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Teoremi sulle deriv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Derivazione delle funzioni compos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ssimi e min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teorema del valor me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I teoremi di L'Hospi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cavità e conv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Grafici di funzion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Grafici di funzion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Definizione di 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l teorema fondamentale del calcolo 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Proprietà dell'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ntegrazione per parti e per sostit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Estensione della nozione di integ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Applicazioni del calcolo integrale ( 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Applicazioni del calcolo integrale ( Seconda parte)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fisica nuova v</text:p>
          </table:table-cell>
          <table:table-cell office:value-type="string" calcext:value-type="string">
            <text:p>1: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Elementi di calcolo vettoriale e differenz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Misura di grandezze fis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tatistica e cinem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Mecca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avoro ed energ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nergia potenz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otenziale e cam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Forze apparenti e moto circ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Momento angolare e seconda equazione cardi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a legge di gravitazione universale -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a legge di gravitazione universale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orpi rigidi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orpi rigidi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rpi rigidi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drost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Dinamica dei fluid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Oscillatore armon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Onde e oscill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Termodinamica -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Termodinamic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Termodinamica -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ermodinamica - Parte I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Termodinamica - Parte 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Elettrostatica -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Elettrostatic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lettrostatica -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Elettrostatica - Parte I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lettrostatica - Parte 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orrente elet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lettrici e loro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Magnetosta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gnetostatic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gnetostatica - Parte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gnetostatica - Parte IV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mpi magnetici lentamente variabili nel tem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Circuiti in corrente altern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Circuiti in corrente alternata -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Campi magnetici ed elettrici variabili nel tem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Le equazioni di Maxwe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Luce ed onde elettromagnet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Luce visibile ed infraross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Radiazione elettromagnetica ad alta frequ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Interazione, Radiazione, Mate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Ot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Ottica geometrica Part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Ottica geometrica Part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Strumenti ott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Interfer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Diffrazion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chimica</text:p>
          </table:table-cell>
          <table:table-cell office:value-type="string" calcext:value-type="string">
            <text:p>1: Progettare il mondo molecolare: un'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truttura atomica e ordine tra gli elem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truttura atomica: dalle orbite agli orbi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struire con gli atomi: strutture 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Dalle strutture molecolari al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forze intermole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Dalle osservazioni macroscopiche alle osservazioni microscop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no sguardo al mondo molec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terazione fra molecole e radiazione elettromagnet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Quando gli atomi incontrano la geometria: ordine e dis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Vedere con i Raggi 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fetti e proprietà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e reazioni chi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e reazioni chimiche: il possibile e il re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reazioni chimiche: abbattere le barrie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Le reazioni chimiche: la polimer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e reazioni chimiche: verso l'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versione energia chimica - energia elet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durre l'elettric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Dai legami alle ban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La chimica per il patrimonio cul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razione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nterazione di lungo periodo materiale-ambi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Modifiche superficiali dei mater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Acque per uso industri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Acque per uso industri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Acque per uso industri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cque per uso industriale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Acque per uso industriale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Diagrammi di fase bin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ase bin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Diagrammi di fase binar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Materiali ceram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eriali ceram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Materiali ceramic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Materiali refrattar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Materiali refrattar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Ve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eganti idraul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emento Portland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Cemento Portland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Materiali polimeric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Materiali polimeric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Materiali polimerici (III parte) - Materiali compositi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informatica</text:p>
          </table:table-cell>
          <table:table-cell office:value-type="string" calcext:value-type="string">
            <text:p>1: Concetti di base e introdutt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rchitettura degli elaborator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Architettura degli elaborator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dici numeric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Codici numeric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Codifica testi e immagin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Codifica immagini II e multimedi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L'algebra di Boole. Gli operatori logici. Le unità elementari di memoria (registr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’unità di elabor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a struttura del calcolatore e il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Trasmissione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a sicurezza di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 progressi delle tecnologie dell’inform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e applicazioni del terzo millenn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Una nuova rivoluzione industr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inguaggio C - Caratterist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roblem solving e diagrammi di flus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Diagrammi di flusso - Esemp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struzioni elemen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struzioni condizionali I (if-then-els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struzioni condizionali II (if-then-else e switch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Cicli (whil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Cicli (do-whil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Cicli anni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Istruzione f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Esercizi sull'istruzione f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Vet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Esercizi sui vettor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Esercizi sui vettor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Funzion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Funzion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Punt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Matr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Esercizi sulle matr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Caratt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tring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Esercizi sulle string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Fi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Esercizi sui file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Esercizi sui file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ipi aggreg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Esercizi riassuntivi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met mat</text:p>
          </table:table-cell>
          <table:table-cell office:value-type="string" calcext:value-type="string">
            <text:p>1: Ser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riteri di converg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Polinomi di Taylor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olinomi di Taylor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Serie di Taylor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erie di Taylor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Approssimazione delle funzioni elemen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Struttura di R^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Continuità e differenziabilità di funzioni di più variabi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onseguenze fondamentali della continuità e della differenziazione delle funzioni di più variabi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alcolo differenziale per funzioni di più variabil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Calcolo differenziale per funzioni di più variabil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alcolo differenziale per funzioni di più variabil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alcolo differenziale per funzioni di più variabili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alcolo differenziale per funzioni di più variabili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Equazioni differenziali ordinar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Equazioni differenziali ordinarie. Altri tipi integrabili per quadrat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Sistemi di equazioni ed equazioni differenziali line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Sistemi di equazioni ed equazioni differenziali lineari a coefficienti costant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Sistemi di equazioni ed equazioni differenziali lineari a coefficienti costant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ntegrale (di Riemann) per funzioni di due o tre variabili su rettang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Formule di riduzione per integrali doppi e trip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Cambiamento di variabili per integrali doppi e tripli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 alg e pro</text:p>
          </table:table-cell>
          <table:table-cell office:value-type="string" calcext:value-type="string">
            <text:p>1: C avanza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llocazione dinamica della mem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Ricorsione e programmi ricors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rogrammazione modu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iste linear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iste linear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Tipo di dato astratti I - pile e co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Tipo di dato astratti II - code a priorità e albe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Algoritmi - introduzione e defin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Analisi di compl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Analisi di programmi ricorsivi: ricorrenz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Algoritmi di ordinamento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Algoritmi di ordinamento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lgoritmi di ordinamento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Insiemi dinamici e dizion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Alberi binari di ricer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abelle H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aradigmi algoritmici: Programmazione dinam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aradigmi algoritmici II: Il paradigma Gree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Paradigmi algoritmici III: Backtrack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 Grafi - Prim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 Grafi - Second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Visite di graf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lberi di copertura mini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ercorsi minimi in un gra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Teoria della compless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NP completezza e algoritmi approssimati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 ing tec</text:p>
          </table:table-cell>
          <table:table-cell office:value-type="string" calcext:value-type="string">
            <text:p>1: Introduzione alla lingua e regole fondamental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a struttura delle quattro forme della frase in ingles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e due forme del tempo: semplice e progressiva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assato, passato prossimo e trapassat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Il futuro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Condizionale,imperativo, infinito, gerundio, particip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nomi e aggettivi interrogativi e relativi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 modali: la capacità, la probabilità,la possibilità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 modali: il dovere, la necessità, l'obbligo, la deduzione 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e proposizioni subordin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ostruzioni spec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scorso indiret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Pronomi e aggettivi indefin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Periodo ipotet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Revisione generale 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sist inf e database</text:p>
          </table:table-cell>
          <table:table-cell office:value-type="string" calcext:value-type="string">
            <text:p>1: Sistemi Informativi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Tipologie Sistemi informat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Introduzione alla pianific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Pianificazione Sistemi informativ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ianificazione Sistemi informativ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Pianificazione Sistemi informativ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Lo studio di fattibi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ianificazione Dei Sistemi Informativi. Un caso di stu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Sistemi di gestione di workflow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Sistemi di gestione di workflow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Sistemi di gestione di workflow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Wide Workflow Model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Wide Workflow Model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Wide Workflow Model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Reingegnerizzazione dei proce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 costi dei sistemi informativi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 costi dei sistemi informativi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I costi dei sistemi informativi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I costi dei sistemi informativi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Architettur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rchitettur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Architettur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rchitetture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Sistemi ERP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Sistemi ERP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stemi di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Modelli e linguaggi per Bas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l Modello relaz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Vincoli di integrità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Vincoli di integrità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Algebra relazion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Algebra relazion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Algebra relazional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SQL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SQL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QL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SQL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SQL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Progettazione di basi di dati. Metodologie e model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Il Modello Entità-Relazione. I costruttori di b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Il Modello Entità-Relazione. Gli altri costrut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Progettazione concettual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Progettazione concettual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La progettazione logica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La progettazione logica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La progettazione logica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La normalizzazion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La normalizzazion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La progettazione di Basi di Dati. Un esempio completo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otecn</text:p>
          </table:table-cell>
          <table:table-cell office:value-type="string" calcext:value-type="string">
            <text:p>1: Introduzione al corso; La ten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a corrente, la legge di Ohm ed il bipolo resis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a legge di Joule; il Multimetro virtu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erie e parallelo; bipolo equivale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I generatori; classificazione dei bi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Le leggi di Kirchhoff: il grafo della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Equazioni delle incognite tensioni e corr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Metodi dei potenziali ai nodi e delle correnti alle magl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Teorema di Tellegen ed altri teorem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aratterizzazione esterna delle r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Metodi sistematici per la risoluzione delle re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quazioni risolventi in termini matric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 bipoli nella real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N-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nalisi e sintesi del N-pol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Introduzione degli n-bipoli o n-po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Altre rappresentazioni dei doppi bipo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Generatori pilotati e amplificatori oper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Bipoli in regime dina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Circuiti del prim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Circuiti del second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Le oscillazioni nei circuiti del second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I bipoli attivi in regime dina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Introduzione al metodo simbol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Vettori Rota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Diagrammi fasoriali; il circuito RLC al variare dei paramet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Il Circuito RLC come filt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Strumenti di misura in C.A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l rifasamento; l'accoppiamento mut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Circuiti equivalenti dell'accoppiamento mut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Circuiti equivalenti dei componenti; il trasforma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istemi trifasi simmetrici ed equilibr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Sistemi trifasi squilibrati; misura della potenza nei sistemi trifa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Dinamica dei circuiti di ordine superi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Introduzione a S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Ancora su SP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I segnali impuls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Il bilanciamento degli impul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La trasformata di Lapl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Ancora sulla trasformata di Laplac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econ e gest imp</text:p>
          </table:table-cell>
          <table:table-cell office:value-type="string" calcext:value-type="string">
            <text:p>1: Sistema economico: i principali indicatori macroeconom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istema economico: inflazione, crescita, disoccupazione e ciclo econo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Sistema economico integrazione tra le variabili macroeconom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Sistema economico: circuito economico e gli operatori famiglie e impre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Sistema economico: circuito economico e l'operatore pubblica amministr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istema economico: circuito economico e l'operatore nel resto del mond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Sistema economico: circuito economico e struttura finanzia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mercato:domanda, offerta, equilib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l mercato: caratteristiche dell'equilibrio e meccanismi di converg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Il mercato: Fallimenti (aspettative, informazione incompleta e potere di mercato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'Impresa: tecnologia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'Impresa tecnologia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'impresa: c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L'impresa: ricavi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'impresa: ricavi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Contabilita' generale e bilancio. Il metodo della partita dopp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Contabilita' generale e bilancio. Struttura del piano dei conti - 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tabilita' generale e bilancio. Struttura del piano dei conti - I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Contabilita' generale e bilancio. Principi e schemi del bilanc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Analisi del bilancio. Voci dell'attivo patrimoni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nalisi del bilancio. Voci del passivo patrimoniale e del conto econom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Analisi del bilancio. Struttura del capit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nalisi del bilancio. Struttura del conto economico e produttivita'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nalisi del bilancio. Produttivita' e redditivita'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Contabilita' industriale. Classificazione dei cos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Contabilita' industriale. Valutazione rimanenze e riparto dei costi indiretti per centri di co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Contabilita' industriale. Riparto dei costi indiretti per attivita' e per margi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Programmazione e controllo. Break-even analys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Programmazione e controllo. Budgeting e controllo di gest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Programmazione a lungo termine. Capital budgeting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ing sw e oop</text:p>
          </table:table-cell>
          <table:table-cell office:value-type="string" calcext:value-type="string">
            <text:p>1: Introduzione al cor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Gli strumenti di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Programmazione ad oggetti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Oggetti, classi e messagg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Ereditarietà e suo us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ntroduzione a U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Un piccolo progetto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Usare gli ogget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Oggetti in profond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Oggetti in profondità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Ereditarie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Ecce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lassi Java fondamen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nput/Outpu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ollezioni d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Gestione del tes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erfacce grafiche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Contenitori e contenu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Rispondere agli ev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Gestire la disposi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ppl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Integrazione con le basi di dati. Scheda introdutti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SQL e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ccedere alle tabe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Il ruolo del driv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Le trans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Il processo di sviluppo del softw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Versioni e configur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Strumenti per controllo ver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Analisi e specifica dei requis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Diagrammi di flusso dei d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pecifiche a stati fini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I design patter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Alcuni pattern element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Pattern creaz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Pattern struttural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Pattern struttural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Pattern comportamentali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Pattern comportamentali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Controllo qu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Processo di te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est funzio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Test combinato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Test basato su model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Test struttur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Ispezion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compl mat</text:p>
          </table:table-cell>
          <table:table-cell office:value-type="string" calcext:value-type="string">
            <text:p>1: Numeri complessi: gener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Potenze e radici di numeri comple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Funzioni elementari dei numeri comple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Funzioni a valori complessi . Funzioni di variabile reale a valori reali o comple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Analisi Armo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Polinomi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olinomio di Fourier di un segnale x(t). Disuguaglianza di Besse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Serie di Fourier: genera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Convergenza puntuale e convergenza uniforme delle serie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Funzioni di variabile complessa. Integrali di linea in camp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Funzioni analitiche. Definizione di derivata e di olomorfia. Analitic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Formule integrali di Cauchy. Esistenza delle derivate di ogni ordine per le funzioni olomorf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Serie di Laurent. Prova della formula di Euler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Sviluppo di Laurent: zeri e poli primo ordi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Sviluppo di Laurent: poli di ordine qualunque e singolarità essenzi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Singolarità non uniformi e singolarità non isolate. Il punto all'infini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eorema dei residu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Integrali impropri con il metodo dei residui. Lemma di Jord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Lemma di Jordan per il calcolo di integrali lungo cammini paralleli all'asse immagin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Decomposizione in fratti semplici con il metodo dei residu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Decomposizione in fratti multipli con il metodo dei residu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Decomposizione in fratti semplici. Poli complessi coniug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Trasformata di Fourier. Definizione per funzioni e per distribuzioni. Antitrasformata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Proprietà della trasformata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Ulteriori proprietà della trasformata di Fourier. Proprietà di simmetria, convoluzione, prodot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Trasformata di Laplace. Definizione di trasformata di Laplace bilatera per funzioni e distribu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Proprietà della trasformata di Laplace. Hermitianeità e convol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Esercizi di trasformate di Lapla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Antitrasformata di Laplace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prob stat</text:p>
          </table:table-cell>
          <table:table-cell office:value-type="string" calcext:value-type="string">
            <text:p>1: Primi pas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Le diverse concezioni della probabi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Gli eventi come "proposizioni"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Assegnazioni coerenti di probabi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Numeri aleatori e previ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Varianza e covaria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babilità condizion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Aggiornamento delle probabilità - Teorema di Bay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ndipendenza stocastica di ev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Estrazioni da ur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Distribuzioni binominiale e ipergeometr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Distribuzioni Disc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Probabilità nul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Numeri aleatori continu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Distribuzioni contin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La distribuzione nor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eoria dell'affidabi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Vettori ale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Regres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l campionamento statist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Funzioni di variabile aleatoria discre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Funzioni di variabile aleatoria continu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Funzioni scalari di vettore aleatorio discre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Funzioni scalari di vettore aleatorio contin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Disuguaglianze fra variabili aleatorie disc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Disuguaglianze fra variabili aleatorie continu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Variabili gaussiane multidimensio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ntroduzione ai processi ale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Processi di Markov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 elettr e mis</text:p>
          </table:table-cell>
          <table:table-cell office:value-type="string" calcext:value-type="string">
            <text:p>1: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I semiconduttori drog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Il trasporto di carica nei semicondut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La giunzione pn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a giunzione pn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l transistore bip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Il transistore bipolarecircuiti equival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sistema M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Il transistore MOS struttura e funzionamento stat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Il transistore MOS circuiti equivale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I circuiti amplific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'amplificatore operazionale ide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'uso del MOSFET come amplifica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ltri stadi amplificatori a MOSF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'uso del transistore bipolare come amplificat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Altri stadi amplificatori a transistore bip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Introduzione all'elettronica digitale l'invert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Dinamica, dissipazione ed interfacciamento di porte log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Le porte logiche in tecnologia MO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 circuiti bistabi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 comparatori di sogl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La conversione AD e D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Esempi di converti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I circuiti di memor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Le memorie ad accesso casu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Le ragioni della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Progettazione ed esecuzione di una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Organizzazione internazionale della metrologi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ncertezza di misura. Il modello determinist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Incertezza di misura. Il modello probabilistico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Incertezza di misura. Il modello probabilistico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Caratteristiche metrologiche della strumentazione di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L'oscilloscopio analogico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L'oscilloscopio analogico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L'oscilloscopio analogico I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L'oscilloscopio digit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Voltmetri per grandezze alternat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Multimetri analog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Multimetri digit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Metodi di confro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Misure nel dominio della frequenza: aspetti gener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Analisi spettrale analogica - 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Analisi spettrale analogica - I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Analisi spettrale analogica - III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Analisi spettrale numerica (aspetti teoric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Analisi spettrale numerica (aspetti di misur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Analisi spettrale numerica (misurazioni con finestre e strumentazione di misur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Sistemi automatici di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Misurazioni sulle reti, contesto di misu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0: Misurazioni sulle reti, strumenti e metodi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ist op</text:p>
          </table:table-cell>
          <table:table-cell office:value-type="string" calcext:value-type="string">
            <text:p>1: Concetti introduttivi -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Concetti introduttivi -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Concetti introduttivi -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ncetti introduttivi - (quar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roprietà dei processi -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Proprietà dei processi -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Proprietà dei processi -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roprietà dei processi - (quar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Proprietà dei processi - (quin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Proprietà dei processi - (sest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Processi nel S.O. Uni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azioni fra processi in Unix 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nterazioni fra processi in Unix I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Threads nel S.O. Linu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Sincronizzazione in Ja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Gestione della memoria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Gestione della memoria. Parametri caratterizzan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Gestione della memoria. Tecnica delle part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Gestione della memoria. Segment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Gestione della memoria. Paginazione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Gestione della memoria. Paginazione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Gestione della memoria. Conclu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Gestione della memoria. Casi di stu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Gestione dei dispositivi d'Ingresso/Uscita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Gestione dei dispositivi d'Ingresso/Uscita. Device driv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Gestione dei dispositivi d'Ingresso/Uscita. Conclus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File system. Introd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File system. Organizz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File system. Unix (prim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File system. Unix (seconda parte)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rch calc</text:p>
          </table:table-cell>
          <table:table-cell office:value-type="string" calcext:value-type="string">
            <text:p>1: Hardware digit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Numeri Binari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Numeri Binari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Algebra boolea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Porte logiche e funzioni booleane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Porte logiche e funzioni booleane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Semplificazione di funzioni booleane e mappe di Karnaug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Minimizzazione a livello di porte logich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Circuiti Combinatori 1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Circuiti Combinatori 2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Circuiti Combinatori 3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Circuti sequenziali sincroni 1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Circuti sequenziali sincroni 2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Circuti sequenziali sincroni 3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Circuti sequenziali sincroni: registri e cont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Memori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Dispositivi logico-programmabi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Progetto al livello di trasferimento fra registri RT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rogetto al livello di trasferimento fra registri RTL - Esempi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Progetto al livello di trasferimento fra registri RTL - Esempi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Struttura di un calcolatore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Struttura di un calcolatore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Repertorio Istruzioni - Instruction Set Architecture (ISA) 1/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Repertorio Istruzioni - Instruction Set Architecture (ISA) 2/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Repertorio Istruzioni - Instruction Set Architecture (ISA) 3/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Repertorio Istruzioni - Instruction Set Architecture (ISA) 4/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Repertorio Istruzioni - Instruction Set Architecture (ISA) 5/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Operazioni di ingresso/uscita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Operazioni di ingresso/uscita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Software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Software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truttura di base di un processore 1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Struttura di base di un processore 2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Struttura di base di un processore 3/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Introduzione al pipeline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Introduzione al pipeline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Sistema di ingresso e uscita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Sistema di ingresso e uscita 2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Sistema di Memoria 1/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Sistema di Memoria 2/2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 elettr</text:p>
          </table:table-cell>
          <table:table-cell office:value-type="string" calcext:value-type="string">
            <text:p>1: Cosa sono i segna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Segnali e sistemi line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Transito dei segnali nei sistemi L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Il calcolo della convol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o sviluppo in serie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Serie di Fourier bilate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La trasformata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Proprietà della trasformata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Proprietà della trasformata di Fourier (second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Proprietà della trasformata di Fourier (terza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Alcune trasformate particol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l teorema di Parsev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Ancora sulla convolu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Applicazioni della trasformata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La banda di un segn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Correl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La funzione di trasferi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Analisi armonica generalizza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Il campionamen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l campionamento (parte seconda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I segnali modul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Modulazione angola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Esercitazione sulla trasformata di Fouri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Esercitazione sulla convoluzione e sulla correl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Sorgenti di informazione di tipo numer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orgenti di informazione di tipo analogico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orgenti di informazione di tipo analogico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Trasmissione di segnali analogici per via numerica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Trasmissione di segnali analogici per via numerica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Trasmissione di segnali analogici per via numerica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Il rumore degli apparat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Il rumore degli apparat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Il rumore degli apparat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: Trasmissione di segnali analogici - cenn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: Trasmissione di segnali analogici - cenn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: Applicazioni delle modulazioni analogich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: Applicazioni delle modulazioni analogich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: Trasmissione di simboli isolat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: Trasmissione di simboli isolat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: Trasmissione di simboli isolat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: Trasmissione di sequenze di simboli in banda bas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2: Trasmissione di sequenze di simboli in banda bas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3: Trasmissione di sequenze di simboli con modulazione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4: Trasmissione di sequenze di simboli con modulazione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: Codifica di canale - cen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6: Trasmissioni numeriche esempi di applicazioni (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: Trasmissioni numeriche esempi di applicazioni (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8: Trasmissioni numeriche esempi di applicazioni (III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9: Trasmissioni numeriche esempi di applicazioni (IV)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oria contr aut</text:p>
          </table:table-cell>
          <table:table-cell office:value-type="string" calcext:value-type="string">
            <text:p>1: Definizione di Siste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I Sistemi allo stud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Rappresentazioni approssim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Analisi nel tempo delle rappresentazioni line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La matrice di transi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I modi naturali nei sistemi a tempo contin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La trasformata di Laplace nello studio dei sistemi a tempo contin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regime permanente e il comportamento in frequenz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Analisi nel dominio complesso dei sistemi a tempo continu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Le rappresentazioni grafiche della risposta armo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La "trasformata zeta" nello studio dei sistemi a tempo discre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La stabilità: definizioni e condi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La stabilità interna dei sistemi linea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I sistemi interconnessi: connessioni elementari e proprie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Esempi di schemi di controllo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Esempi di schemi di controllo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Esempi di schemi di controllo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Esempi di schemi di controllo (I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Esempi di schemi di controllo (V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Introduzione all'analisi dei sistemi a retroaz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Stabilità di sistemi a retroazion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Stabilità di sistemi a retroazion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Stabilità di sistemi a retroazion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nalisi della precisione (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Analisi della precisione (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Analisi della precisione (III 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Analisi della risposta transitoria (I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Analisi della risposta transitoria (IIparte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Funzioni di sensibilità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Introduzione alla sintesi per tentativ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: Scelta della funzione anticipat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: Scelta della funzione attenuatri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: Regolatori P.I.D.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ti di calc</text:p>
          </table:table-cell>
          <table:table-cell office:value-type="string" calcext:value-type="string">
            <text:p>1: Introduzione alle reti di calcolator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: Architettura protocollare ISO/O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: Livello fisic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: Controllo dell’error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: Ethernet e le reti IEEE 802.3. Medium access contro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6: Reti Ethernet e IEEE 802.3. - Logical Link Control Layer, Physical Layer, Dimensionamento della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: Interconnessione di LAN tramite bridge trasparenti. Espandere la rete oltre il dominio di collisi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: Il protocollo Spanning tre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9: L’evoluzione di Ethernet/IEEE 802.3. Fast eth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: Evoluzione di Ethernet/IEEE 802.3. Gigabit speed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1: Reti Wireless - IEEE 802.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2: Internet e Internet Protocol Versione 4 (IPV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3: Indirizzi 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: Routing dei pacchetti I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: ARP e ICMP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: Transport layer (il livello trasporto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: TCP (Transport Control Protocol). Maggiori dettagl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: Domain Name System (DN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: Protocolli di livello applicativo e posta elettronic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: World Wide We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: Assegnazione degli indirizzi e indirizzi privat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: Configurazione delle st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: Algoritmi di rou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: Architettura e protocolli di routing in inter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: Protocolli di routing e servizi di consegna “speciali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: Sicurezza delle informazion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: Sicurezza di re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: IP versione 6 (Ipv6) - Prim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: IP versione 6 (IPv6) - Seconda par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: Mobilità nelle reti IP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irocinio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va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lterior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/00/0000</text:date>, <text:time style:data-style-name="N2" text:time-value="12:31:18.1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1:26:38.601000000</meta:creation-date>
    <dc:date>2020-02-22T13:04:25.601000000</dc:date>
    <meta:editing-duration>PT56M11S</meta:editing-duration>
    <meta:editing-cycles>12</meta:editing-cycles>
    <meta:generator>LibreOffice/6.3.4.2$Windows_X86_64 LibreOffice_project/60da17e045e08f1793c57c00ba83cdfce946d0aa</meta:generator>
    <meta:document-statistic meta:table-count="2" meta:cell-count="1374" meta:object-count="0"/>
  </office:meta>
</office:document-meta>
</file>